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font-weight="normal" style:font-weight-asian="normal" style:font-weight-complex="normal"/>
    </style:style>
    <style:style style:name="P2" style:family="paragraph" style:parent-style-name="Text_20_body" style:list-style-name="L1">
      <style:text-properties fo:font-weight="normal" style:font-weight-asian="normal" style:font-weight-complex="normal"/>
    </style:style>
    <style:style style:name="P3" style:family="paragraph" style:parent-style-name="Text_20_body" style:list-style-name="L2">
      <style:text-properties fo:font-weight="normal" style:font-weight-asian="normal" style:font-weight-complex="normal"/>
    </style:style>
    <style:style style:name="P4" style:family="paragraph" style:parent-style-name="Text_20_body" style:list-style-name="L3">
      <style:text-properties fo:font-weight="normal" style:font-weight-asian="normal" style:font-weight-complex="normal"/>
    </style:style>
    <style:style style:name="P5" style:family="paragraph" style:parent-style-name="Text_20_body" style:list-style-name="L3"/>
    <style:style style:name="P6" style:family="paragraph" style:parent-style-name="Text_20_body" style:list-style-name="L4">
      <style:text-properties fo:font-weight="normal" style:font-weight-asian="normal" style:font-weight-complex="normal"/>
    </style:style>
    <style:style style:name="P7" style:family="paragraph" style:parent-style-name="Text_20_body" style:list-style-name="L5">
      <style:text-properties fo:font-weight="normal" style:font-weight-asian="normal" style:font-weight-complex="normal"/>
    </style:style>
    <style:style style:name="P8" style:family="paragraph" style:parent-style-name="Text_20_body" style:list-style-name="L5"/>
    <style:style style:name="P9" style:family="paragraph" style:parent-style-name="Text_20_body" style:list-style-name="L6">
      <style:text-properties fo:font-weight="normal" style:font-weight-asian="normal" style:font-weight-complex="normal"/>
    </style:style>
    <style:style style:name="P10" style:family="paragraph" style:parent-style-name="Text_20_body" style:list-style-name="L7">
      <style:text-properties fo:font-weight="normal" style:font-weight-asian="normal" style:font-weight-complex="normal"/>
    </style:style>
    <style:style style:name="P11" style:family="paragraph" style:parent-style-name="Text_20_body" style:list-style-name="L7"/>
    <style:style style:name="P12" style:family="paragraph" style:parent-style-name="Text_20_body" style:list-style-name="L8">
      <style:text-properties fo:font-weight="normal" style:font-weight-asian="normal" style:font-weight-complex="normal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James Rachels – “Active and Passive Euthanasia”</text:span></text:span></text:h>
      <text:h text:style-name="P1" text:outline-level="4">Descriptive Notes:</text:h>
      <text:list text:style-name="L1">
        <text:list-item>
          <text:p text:style-name="P2">Rachels critiques the traditional distinction between active and passive euthanasia, endorsed by the American Medical Association (AMA).</text:p>
        </text:list-item>
        <text:list-item>
          <text:p text:style-name="P2">He argues that active euthanasia is often more humane than passive euthanasia, citing the example of a terminal cancer patient suffering unnecessarily when treatment is withdrawn instead of ending life directly.</text:p>
        </text:list-item>
        <text:list-item>
          <text:p text:style-name="P2">The distinction leads to morally irrelevant decision-making, e.g., allowing a Down’s syndrome baby to die from an untreated intestinal defect only because it’s legally allowed to let them die, but not to kill.</text:p>
        </text:list-item>
        <text:list-item>
          <text:p text:style-name="P2">Rachels challenges the moral weight often given to the distinction between "killing" and "letting die" through cases like Smith and Jones, where one kills a child and the other lets the child die with the same motive. He finds no moral difference between their actions.</text:p>
        </text:list-item>
        <text:list-item>
          <text:p text:style-name="P2">He concludes that there is no intrinsic moral difference between active and passive euthanasia; both are forms of intentionally ending life.</text:p>
        </text:list-item>
      </text:list>
      <text:h text:style-name="P1" text:outline-level="4">Normative Notes:</text:h>
      <text:list text:style-name="L2">
        <text:list-item>
          <text:p text:style-name="P3">Rachels convincingly destabilizes a core doctrine in medical ethics using practical cases and moral symmetry.</text:p>
        </text:list-item>
        <text:list-item>
          <text:p text:style-name="P3">His use of examples like Smith and Jones is especially effective because it isolates motive and outcome, pushing the reader to reassess their intuitions.</text:p>
        </text:list-item>
        <text:list-item>
          <text:p text:style-name="P3">However, some might argue that his equivalence of killing and letting die overlooks legal and psychological nuances that influence real-world decisions and culpability.</text:p>
        </text:list-item>
        <text:list-item>
          <text:p text:style-name="P3">Rachels could be seen as underestimating the legal and cultural inertia in medicine, where passivity feels safer despite similar outcomes.</text:p>
        </text:list-item>
      </text:list>
      <text:h text:style-name="Heading_20_3" text:outline-level="3"><text:span text:style-name="Strong_20_Emphasis"><text:span text:style-name="T1">Michael Tooley – “An Irrelevant Consideration: Killing vs. Letting Die”</text:span></text:span></text:h>
      <text:h text:style-name="P1" text:outline-level="4">Descriptive Notes:</text:h>
      <text:list text:style-name="L3">
        <text:list-item>
          <text:p text:style-name="P4">Tooley reinforces and expands Rachels’ position by offering a more formal argument against the moral distinction between killing and letting die.</text:p>
        </text:list-item>
        <text:list-item>
          <text:p text:style-name="P5"><text:span text:style-name="T1">He introduces the </text:span><text:span text:style-name="Strong_20_Emphasis"><text:span text:style-name="T1">moral symmetry principle</text:span></text:span><text:span text:style-name="T1">: if two actions result in the same morally significant outcome, and are motivated the same, then they are morally equivalent.</text:span></text:p>
        </text:list-item>
        <text:list-item>
          <text:p text:style-name="P4">His poison example mirrors Rachels’, one son poisons his father, the other lets him drink poison, but both are morally indistinguishable.</text:p>
        </text:list-item>
        <text:list-item>
          <text:p text:style-name="P4">He rebuts counterexamples like the child torture analogy by clarifying that the symmetry principle doesn't apply to refraining from stopping others.</text:p>
        </text:list-item>
        <text:list-item>
          <text:p text:style-name="P4"><text:soft-page-break/>Tooley also identifies why people commonly believe killing is worse than letting die: factors like motive, cost, and likelihood of death skew our judgment, not the act itself.</text:p>
        </text:list-item>
        <text:list-item>
          <text:p text:style-name="P4">He argues that religious and historical influences (especially Christian doctrine) sustain the false moral intuition that passive euthanasia is preferable.</text:p>
        </text:list-item>
      </text:list>
      <text:h text:style-name="P1" text:outline-level="4">Normative Notes:</text:h>
      <text:list text:style-name="L4">
        <text:list-item>
          <text:p text:style-name="P6">Tooley’s logical rigor deepens Rachels’ argument and counters emotional or religious resistance with analytic precision.</text:p>
        </text:list-item>
        <text:list-item>
          <text:p text:style-name="P6">His deconstruction of moral intuitions as culturally conditioned helps deflate their authority in ethical reasoning.</text:p>
        </text:list-item>
        <text:list-item>
          <text:p text:style-name="P6">While persuasive, his reliance on thought experiments may alienate readers seeking practical, clinical grounding.</text:p>
        </text:list-item>
        <text:list-item>
          <text:p text:style-name="P6">One could challenge Tooley on pragmatic grounds. i.e., even if there's no moral difference, the social implications of active euthanasia legalization may still warrant caution.</text:p>
        </text:list-item>
      </text:list>
      <text:h text:style-name="Heading_20_3" text:outline-level="3"><text:span text:style-name="Strong_20_Emphasis"><text:span text:style-name="T1">Fred Feldman – </text:span></text:span><text:span text:style-name="Strong_20_Emphasis"><text:span text:style-name="Emphasis"><text:span text:style-name="T1">Confrontations with the Reaper</text:span></text:span></text:span><text:span text:style-name="Strong_20_Emphasis"><text:span text:style-name="T1"> (excerpts)</text:span></text:span></text:h>
      <text:h text:style-name="P1" text:outline-level="4">Descriptive Notes:</text:h>
      <text:list text:style-name="L5">
        <text:list-item>
          <text:p text:style-name="P7">Feldman explores the nature and value of death from an analytic philosophy standpoint, examining whether death is a bad thing for the person who dies.</text:p>
        </text:list-item>
        <text:list-item>
          <text:p text:style-name="P7">He critiques Epicurean and Lucretian arguments that death is nothing to us because we don’t experience it.</text:p>
        </text:list-item>
        <text:list-item>
          <text:p text:style-name="P7">Feldman leans toward the idea that death deprives us of future goods (deprivation account), making it a misfortune even if we’re unaware of it.</text:p>
        </text:list-item>
        <text:list-item>
          <text:p text:style-name="P8"><text:span text:style-name="T1">He distinguishes between the experience of death (which may not happen) and the </text:span><text:span text:style-name="Strong_20_Emphasis"><text:span text:style-name="T1">loss</text:span></text:span><text:span text:style-name="T1"> it entails.</text:span></text:p>
        </text:list-item>
        <text:list-item>
          <text:p text:style-name="P7">His discussion lays a framework for understanding the value of life in contrast to nonexistence without assuming religious or spiritual metaphysics.</text:p>
        </text:list-item>
      </text:list>
      <text:h text:style-name="P1" text:outline-level="4">Normative Notes:</text:h>
      <text:list text:style-name="L6">
        <text:list-item>
          <text:p text:style-name="P9">Feldman strikes a compelling balance between emotional realism and logical analysis, avoiding the extremes of both terror and indifference toward death.</text:p>
        </text:list-item>
        <text:list-item>
          <text:p text:style-name="P9">His critique of Epicurus reveals a core tension: acknowledging the value of life makes death a real loss, even if one is not around to regret it.</text:p>
        </text:list-item>
        <text:list-item>
          <text:p text:style-name="P9">Feldman might be accused of smuggling value assumptions (e.g., that life is good) into supposedly neutral frameworks.</text:p>
        </text:list-item>
        <text:list-item>
          <text:p text:style-name="P9">His deprivation account invites further exploration of how identity and time structure moral concern for future experiences.</text:p>
        </text:list-item>
      </text:list>
      <text:h text:style-name="Heading_20_3" text:outline-level="3"><text:soft-page-break/><text:span text:style-name="Strong_20_Emphasis"><text:span text:style-name="T1">Bernard Williams – “The Makropulos Case: Reflections on the Tedium of Immortality”</text:span></text:span></text:h>
      <text:h text:style-name="P1" text:outline-level="4">Descriptive Notes:</text:h>
      <text:list text:style-name="L7">
        <text:list-item>
          <text:p text:style-name="P10">Williams argues against the desirability of immortality by analyzing the fictional case of Elina Makropulos, who lives over 300 years due to an elixir.</text:p>
        </text:list-item>
        <text:list-item>
          <text:p text:style-name="P10">He suggests that eternal life would lead to existential boredom, detachment, and loss of meaningful desire.</text:p>
        </text:list-item>
        <text:list-item>
          <text:p text:style-name="P11"><text:span text:style-name="T1">Williams introduces the concept of </text:span><text:span text:style-name="Strong_20_Emphasis"><text:span text:style-name="T1">categorical desires, </text:span></text:span><text:span text:style-name="T1">goals that motivate us to live, and claims these would eventually run out, making continued life meaningless.</text:span></text:p>
        </text:list-item>
        <text:list-item>
          <text:p text:style-name="P10">He critiques both Lucretian indifference to death and Unamuno’s desperate will to live eternally, suggesting that the truth lies between.</text:p>
        </text:list-item>
        <text:list-item>
          <text:p text:style-name="P10">Ultimately, Williams defends mortality as a necessary condition for a life that is intelligible, coherent, and valuable.</text:p>
        </text:list-item>
      </text:list>
      <text:h text:style-name="P1" text:outline-level="4">Normative Notes:</text:h>
      <text:list text:style-name="L8">
        <text:list-item>
          <text:p text:style-name="P12">Williams’ argument is emotionally and philosophically nuanced, showing how personal identity, desire, and narrative meaning intertwine.</text:p>
        </text:list-item>
        <text:list-item>
          <text:p text:style-name="P12">His critique of eternal life as either alienating (if one changes) or numbing (if one stays the same) is psychologically rich and philosophically sharp.</text:p>
        </text:list-item>
        <text:list-item>
          <text:p text:style-name="P12">One might argue that he underestimates the adaptive capacity of human beings or imagines too static a conception of personality.</text:p>
        </text:list-item>
        <text:list-item>
          <text:p text:style-name="P12">Williams’ anti-immortalism bolsters an existential appreciation for the temporality of human life—one that accepts death as part of meaning, not merely its destroyer.</text:p>
        </text:list-item>
      </text:list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07:05:25.321020885</meta:creation-date>
    <dc:date>2025-05-06T07:09:21.452870279</dc:date>
    <meta:editing-duration>PT3M59S</meta:editing-duration>
    <meta:editing-cycles>1</meta:editing-cycles>
    <meta:document-statistic meta:table-count="0" meta:image-count="0" meta:object-count="0" meta:page-count="3" meta:paragraph-count="49" meta:word-count="891" meta:character-count="5857" meta:non-whitespace-character-count="5049"/>
    <meta:generator>LibreOffice/24.8.6.2$Linux_AARCH64 LibreOffice_project/480$Build-2</meta:generator>
  </office:meta>
</office:document-meta>
</file>